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2674in" table:align="left"/>
    </style:style>
    <style:style style:name="Table1.A" style:family="table-column">
      <style:table-column-properties style:column-width="1.2333in"/>
    </style:style>
    <style:style style:name="Table1.B" style:family="table-column">
      <style:table-column-properties style:column-width="1.4757in"/>
    </style:style>
    <style:style style:name="Table1.C" style:family="table-column">
      <style:table-column-properties style:column-width="1.5583in"/>
    </style:style>
    <style:style style:name="Table1.A1" style:family="table-cell">
      <style:table-cell-properties style:vertical-align="middle" fo:padding="0.0194in" fo:border="0.05pt solid #000000"/>
    </style:style>
    <style:style style:name="P1" style:family="paragraph" style:parent-style-name="Heading_20_2">
      <style:paragraph-properties fo:margin-left="0in" fo:margin-right="0in" fo:margin-top="0in" fo:margin-bottom="0.0835in" style:contextual-spacing="false" fo:line-height="114%" fo:text-indent="0in" style:auto-text-indent="false"/>
      <style:text-properties style:font-name="Google Sans Text" fo:font-weight="bold"/>
    </style:style>
    <style:style style:name="P2" style:family="paragraph" style:parent-style-name="Heading_20_3">
      <style:paragraph-properties fo:margin-left="0in" fo:margin-right="0in" fo:margin-top="0in" fo:margin-bottom="0.0835in" style:contextual-spacing="false" fo:line-height="114%" fo:text-indent="0in" style:auto-text-indent="false"/>
      <style:text-properties style:font-name="Google Sans Text" fo:font-weight="bold"/>
    </style:style>
    <style:style style:name="P3" style:family="paragraph" style:parent-style-name="Heading_20_4">
      <style:paragraph-properties fo:margin-left="0in" fo:margin-right="0in" fo:margin-top="0in" fo:margin-bottom="0.0835in" style:contextual-spacing="false" fo:line-height="114%" fo:text-indent="0in" style:auto-text-indent="false"/>
      <style:text-properties style:font-name="Google Sans Text" fo:font-weight="bold"/>
    </style:style>
    <style:style style:name="P4" style:family="paragraph" style:parent-style-name="Table_20_Contents">
      <style:paragraph-properties fo:margin-left="0in" fo:margin-right="0in" fo:margin-top="0in" fo:margin-bottom="0in" style:contextual-spacing="false" fo:line-height="114%" fo:text-indent="0in" style:auto-text-indent="false"/>
    </style:style>
    <style:style style:name="P5"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6"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style:style>
    <style:style style:name="P7"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style:style>
    <style:style style:name="P8"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9"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0"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1"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style>
    <style:style style:name="P12"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style>
    <style:style style:name="P13"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style>
    <style:style style:name="P14" style:family="paragraph" style:parent-style-name="Text_20_body">
      <style:paragraph-properties fo:margin-left="0in" fo:margin-right="0in" fo:margin-top="0in" fo:margin-bottom="0.0972in" style:contextual-spacing="false" fo:line-height="114%" fo:text-indent="0in" style:auto-text-indent="false"/>
    </style:style>
    <style:style style:name="P15"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style>
    <style:style style:name="T1" style:family="text">
      <style:text-properties fo:font-weight="bold"/>
    </style:style>
    <style:style style:name="T2" style:family="text">
      <style:text-properties style:font-name="Google Sans Text"/>
    </style:style>
    <style:style style:name="T3" style:family="text">
      <style:text-properties style:font-name="Google Sans Text" fo:font-weight="bold"/>
    </style:style>
    <style:style style:name="T4" style:family="text">
      <style:text-properties officeooo:rsid="001df06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Horizontal_20_Line"/>
      <text:h text:style-name="P1" text:outline-level="2">DENEY RAPORU: IoT-LAB Üzerinde TSCH ve Multi-ho<text:span text:style-name="T4">p</text:span> Mesh Ağ Analizi</text:h>
      <text:p text:style-name="P7"><text:span text:style-name="T1">Öğrenci Adı:</text:span> Hakan DÖNMEZ</text:p>
      <text:p text:style-name="P7"><text:span text:style-name="T1">Okul:</text:span> Necmettin Erbakan Üniversitesi – Bilgisayar Mühendisliği</text:p>
      <text:p text:style-name="P7"><text:span text:style-name="T1">Deney Ortamı:</text:span> FIT IoT-LAB (Lille Sitesi)</text:p>
      <text:p text:style-name="P7"><text:span text:style-name="T1">Kullanılan Donanım:</text:span> 10 adet IoT-LAB M3 Düğümü (Cortex-M3)</text:p>
      <text:p text:style-name="P7"><text:span text:style-name="T1">İşletim Sistemi:</text:span> Contiki-NG (RIOT/Contiki tabanlı)</text:p>
      <text:p text:style-name="P7"><text:span text:style-name="T1">Protokoller:</text:span> IEEE 802.15.4e (TSCH), RPL (Non-storing mode), CoAP, IPv6</text:p>
      <text:p text:style-name="Horizontal_20_Line"/>
      <text:h text:style-name="P2" text:outline-level="3">1. Deneyin Amacı</text:h>
      <text:p text:style-name="P7">Bu deneyde, endüstriyel IoT standartlarında kullanılan <text:span text:style-name="T1">TSCH (Time-Slotted Channel Hopping)</text:span> protokolünün çalışma prensiplerini anlamak, ağın güç parametrelerini değiştirerek <text:span text:style-name="T1">Yıldız (Star)</text:span> topolojisinden <text:span text:style-name="T1">Örgü (Mesh/Multi-hop)</text:span> topolojisine geçişini gözlemlemek ve CoAP üzerinden sensör verisi çekmektir.</text:p>
      <text:p text:style-name="Horizontal_20_Line"/>
      <text:h text:style-name="P2" text:outline-level="3">2. Uygulama Adımları</text:h>
      <text:h text:style-name="P3" text:outline-level="4">A. Hazırlık ve Konfigürasyon</text:h>
      <text:list text:style-name="L1">
        <text:list-item>
          <text:p text:style-name="P8">Lille sitesinde 10 adet M3 düğümü rezerve edildi.</text:p>
        </text:list-item>
        <text:list-item>
          <text:p text:style-name="P11"><text:span text:style-name="T2">Ağ çakışmalarını önlemek için </text:span><text:span text:style-name="Source_20_Text"><text:span text:style-name="T2">tsch-project-conf.h</text:span></text:span><text:span text:style-name="T2"> dosyasında </text:span><text:span text:style-name="Source_20_Text"><text:span text:style-name="T2">IEEE802154_CONF_PANID</text:span></text:span><text:span text:style-name="T2"> değeri </text:span><text:span text:style-name="T3">0x1923</text:span><text:span text:style-name="T2"> (Özgün Değer) olarak güncellendi.</text:span></text:p>
        </text:list-item>
        <text:list-item>
          <text:p text:style-name="P11"><text:span text:style-name="T3">Border Router</text:span><text:span text:style-name="T2"> ve </text:span><text:span text:style-name="T3">CoAP Server</text:span><text:span text:style-name="T2"> yazılımları </text:span><text:span text:style-name="Source_20_Text"><text:span text:style-name="T2">make TARGET=iotlab-m3</text:span></text:span><text:span text:style-name="T2"> komutu ile derlendi.</text:span></text:p>
        </text:list-item>
      </text:list>
      <text:h text:style-name="P3" text:outline-level="4">B. Senaryo 1: Yıldız (Star) Topolojisi</text:h>
      <text:list text:style-name="L2">
        <text:list-item>
          <text:p text:style-name="P9">Düğümler varsayılan radyo gücüyle çalıştırıldı.</text:p>
        </text:list-item>
        <text:list-item>
          <text:p text:style-name="P12"><text:span text:style-name="Source_20_Text"><text:span text:style-name="T2">lynx -dump http://[fd00::9989]</text:span></text:span><text:span text:style-name="T2"> çıktısında tüm düğümlerin doğrudan Border Router'a (9989) bağlı olduğu görüldü.</text:span></text:p>
        </text:list-item>
        <text:list-item>
          <text:p text:style-name="P12"><text:span text:style-name="Source_20_Text"><text:span text:style-name="T2">fd00::8673</text:span></text:span><text:span text:style-name="T2"> adresinden CoAP ile </text:span><text:span text:style-name="T3">55</text:span><text:span text:style-name="T2"> ışık değeri başarıyla okundu.</text:span></text:p>
        </text:list-item>
      </text:list>
      <text:h text:style-name="P3" text:outline-level="4"><text:soft-page-break/>C. Senaryo 2: Çok Atlamalı (Multi-hop) Mesh Yapısı</text:h>
      <text:list text:style-name="L3">
        <text:list-item>
          <text:p text:style-name="P13"><text:span text:style-name="T2">Ağı mesh yapısına zorlamak için </text:span><text:span text:style-name="Source_20_Text"><text:span text:style-name="T2">iotlab-project-conf.h</text:span></text:span><text:span text:style-name="T2"> dosyasına şu "sağırlaştırma" satırları eklendi:</text:span></text:p>
          <text:list>
            <text:list-item>
              <text:p text:style-name="P13"><text:span text:style-name="Source_20_Text"><text:span text:style-name="T2">#define RF2XX_TX_POWER PHY_POWER_m17dBm</text:span></text:span><text:span text:style-name="T2"> (Çıkış gücü düşürüldü)</text:span></text:p>
            </text:list-item>
            <text:list-item>
              <text:p text:style-name="P13"><text:span text:style-name="Source_20_Text"><text:span text:style-name="T2">#define RF2XX_RX_RSSI_THRESHOLD RF2XX_PHY_RX_THRESHOLD__m84dBm</text:span></text:span><text:span text:style-name="T2"> (Hassasiyet azaltıldı)</text:span></text:p>
            </text:list-item>
          </text:list>
        </text:list-item>
        <text:list-item>
          <text:p text:style-name="P13"><text:span text:style-name="T2">Yazılımlar </text:span><text:span text:style-name="Source_20_Text"><text:span text:style-name="T2">make clean</text:span></text:span><text:span text:style-name="T2"> yapılarak yeniden derlendi ve flashlandı.</text:span></text:p>
        </text:list-item>
      </text:list>
      <text:p text:style-name="Horizontal_20_Line"/>
      <text:h text:style-name="P2" text:outline-level="3">3. Bulgular ve Analiz</text:h>
      <text:h text:style-name="P3" text:outline-level="4">Yönlendirme Tablosu Analizi (Lynx Çıktısı)</text:h>
      <text:p text:style-name="P14"><text:span text:style-name="T2">Güç düşürüldükten sonra elde edilen </text:span><text:span text:style-name="Source_20_Text"><text:span text:style-name="T2">Links</text:span></text:span><text:span text:style-name="T2"> tablosu, ağın kendi kendine organize olduğunu (Self-healing) kanıtlamıştır:</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text:span text:style-name="Strong_20_Emphasis"><text:span text:style-name="T2">Hedef Düğüm</text:span></text:span></text:p>
            </table:table-cell>
            <table:table-cell table:style-name="Table1.A1" office:value-type="string">
              <text:p text:style-name="P4"><text:span text:style-name="Strong_20_Emphasis"><text:span text:style-name="T2">Ebeveyn (Parent)</text:span></text:span></text:p>
            </table:table-cell>
            <table:table-cell table:style-name="Table1.A1" office:value-type="string">
              <text:p text:style-name="P4"><text:span text:style-name="Strong_20_Emphasis"><text:span text:style-name="T2">Durum</text:span></text:span></text:p>
            </table:table-cell>
          </table:table-row>
        </table:table-header-rows>
        <table:table-row>
          <table:table-cell table:style-name="Table1.A1" office:value-type="string">
            <text:p text:style-name="P5">fd00::958</text:p>
          </table:table-cell>
          <table:table-cell table:style-name="Table1.A1" office:value-type="string">
            <text:p text:style-name="P5">fd00::2257</text:p>
          </table:table-cell>
          <table:table-cell table:style-name="Table1.A1" office:value-type="string">
            <text:p text:style-name="P5">Multi-hop (2-Hop)</text:p>
          </table:table-cell>
        </table:table-row>
        <table:table-row>
          <table:table-cell table:style-name="Table1.A1" office:value-type="string">
            <text:p text:style-name="P5">fd00::8673</text:p>
          </table:table-cell>
          <table:table-cell table:style-name="Table1.A1" office:value-type="string">
            <text:p text:style-name="P5">fd00::1658</text:p>
          </table:table-cell>
          <table:table-cell table:style-name="Table1.A1" office:value-type="string">
            <text:p text:style-name="P5">Multi-hop (2-Hop)</text:p>
          </table:table-cell>
        </table:table-row>
        <table:table-row>
          <table:table-cell table:style-name="Table1.A1" office:value-type="string">
            <text:p text:style-name="P6">fd00::759</text:p>
          </table:table-cell>
          <table:table-cell table:style-name="Table1.A1" office:value-type="string">
            <text:p text:style-name="P6">fd00::9989</text:p>
          </table:table-cell>
          <table:table-cell table:style-name="Table1.A1" office:value-type="string">
            <text:p text:style-name="P6">Single-hop</text:p>
          </table:table-cell>
        </table:table-row>
      </table:table>
      <text:p text:style-name="P14"><text:span text:style-name="T3">Analiz:</text:span><text:span text:style-name="T2"> </text:span><text:span text:style-name="Source_20_Text"><text:span text:style-name="T2">8673</text:span></text:span><text:span text:style-name="T2"> numaralı düğüm, lideri (9989) doğrudan duyamadığı için </text:span><text:span text:style-name="Source_20_Text"><text:span text:style-name="T2">1658</text:span></text:span><text:span text:style-name="T2"> düğümünü "Router" (Durak) olarak kullanmaya başlamıştır.</text:span></text:p>
      <text:h text:style-name="P3" text:outline-level="4">CoAP Veri Doğrulaması</text:h>
      <text:p text:style-name="P7">Mesh yapı üzerinden yapılan sorguda:</text:p>
      <text:list text:style-name="L4">
        <text:list-item>
          <text:p text:style-name="P15"><text:span text:style-name="T3">Komut:</text:span><text:span text:style-name="T2"> </text:span><text:span text:style-name="Source_20_Text"><text:span text:style-name="T2">aiocoap-client coap://[fd00::8673]/sensors/light</text:span></text:span></text:p>
        </text:list-item>
        <text:list-item>
          <text:p text:style-name="P10"><text:span text:style-name="T1">Sonuç:</text:span> <text:span text:style-name="T1">47</text:span></text:p>
        </text:list-item>
        <text:list-item>
          <text:p text:style-name="P10"><text:span text:style-name="T1">Yorum:</text:span> Veri, 8673'ten 1658'e, oradan Border Router'a zıplayarak (2-hop) başarıyla ulaşmıştır.</text:p>
        </text:list-item>
      </text:list>
      <text:p text:style-name="Horizontal_20_Line"/>
      <text:h text:style-name="P2" text:outline-level="3">4. Sonuç</text:h>
      <text:p text:style-name="P14"><text:span text:style-name="T2">Deney sonucunda, </text:span><text:span text:style-name="T3">TSCH</text:span><text:span text:style-name="T2"> protokolünün zaman senkronizasyonu sayesinde mesh yapılarda bile kararlı çalıştığı doğrulanmıştır. Radyo çıkış gücünün düşürülmesi, düğümleri birbirini "atlama noktası" olarak kullanmaya zorlamış ve RPL protokolünün dinamik rota belirleme (routing) yeteneği gözlemlenmiştir. Bu yapı, geniş alanlara yayılmış IoT sensör ağlarının temelini oluşturmaktadı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3T16:30:06.185575825</meta:creation-date>
    <dc:date>2026-03-03T16:32:56.717998222</dc:date>
    <meta:editing-duration>PT2M52S</meta:editing-duration>
    <meta:editing-cycles>1</meta:editing-cycles>
    <meta:document-statistic meta:table-count="1" meta:image-count="0" meta:object-count="0" meta:page-count="2" meta:paragraph-count="46" meta:word-count="330" meta:character-count="2667" meta:non-whitespace-character-count="2395"/>
    <meta:generator>LibreOffice/24.2.7.2$Linux_X86_64 LibreOffice_project/420$Build-2</meta:generator>
  </office:meta>
</office:document-meta>
</file>